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25-01-19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392" calcext:value-type="float">
            <text:p>92.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24-01-05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572" calcext:value-type="float">
            <text:p>91.4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23-01-06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4824" calcext:value-type="float">
            <text:p>91.1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22-01-06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2712" calcext:value-type="float">
            <text:p>87.9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21-01-07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20-01-04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19-01-05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18-01-05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7432" calcext:value-type="float">
            <text:p>87.6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17-01-06 15:58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15-01-05 18:11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14-01-05 18:00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13-01-06 15:41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12-01-06 19:50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11-01-06 23:04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7816" calcext:value-type="float">
            <text:p>82.3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10-01-05 22:16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4208" calcext:value-type="float">
            <text:p>81.6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09-01-08 14:06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6696" calcext:value-type="float">
            <text:p>81.0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0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07-01-24 15:08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06-01-08 18:38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05-01-11 20:38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04-01-05 17:37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4184" calcext:value-type="float">
            <text:p>78.4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907100481601</text:p>
          </table:table-cell>
          <table:table-cell office:value-type="string" calcext:value-type="string">
            <text:p>2003-01-09 23:55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